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P4" style:family="paragraph" style:parent-style-name="Standard">
      <style:text-properties officeooo:rsid="000afde2" officeooo:paragraph-rsid="000afde2"/>
    </style:style>
    <style:style style:name="P5" style:family="paragraph" style:parent-style-name="Standard">
      <style:text-properties officeooo:rsid="000c7a96" officeooo:paragraph-rsid="000c7a96"/>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style:style style:name="T8" style:family="text">
      <style:text-properties officeooo:rsid="00095242" fo:background-color="transparent" loext:char-shading-value="0"/>
    </style:style>
    <style:style style:name="T9" style:family="text">
      <style:text-properties officeooo:rsid="000afde2"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3"><text:span text:style-name="T5">Still stunned she held her gaze now with the wall behind the doctor, and gently shivered her head.</text:span></text:p>
      <text:p text:style-name="P3"><text:span text:style-name="T5">Turning to the mother he now said “Now other than carrying out further tests is there anything else I can do to help?”</text:span></text:p>
      <text:p text:style-name="P3"><text:span text:style-name="T5">“How will the clinic contact us”</text:span></text:p>
      <text:p text:style-name="P3"><text:span text:style-name="T5">“I expect they'll call in the morning </text:span><text:span text:style-name="T8">but sometimes they can be busy, she can I expect the counsillor to see her tomorrow and Thursday at the latest.”</text:span></text:p>
      <text:p text:style-name="P3"><text:span text:style-name="T8">“</text:span><text:span text:style-name="T9">And she'll carry out further tests?”</text:span></text:p>
      <text:p text:style-name="P3"><text:span text:style-name="T9">“No, they will be carried out by a nurse at the clinic, but the councillor will sort out the appointments.”</text:span></text:p>
      <text:p text:style-name="P3"><text:soft-page-break/><text:span text:style-name="T9">“Right thank you doctor” She stood ready to leave, “lets go Megan”</text:span></text:p>
      <text:p text:style-name="P4"><text:span text:style-name="T5">Slowly she stood up and as her mother put her arm over her shoulder to escort her to the door, she proceeded slowly to the exit.</text:span></text:p>
      <text:p text:style-name="P4"/>
      <text:p text:style-name="P5"><text:span text:style-name="T5">They walked to the car without talk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3:13:41.949240299</dc:date>
    <meta:editing-cycles>12</meta:editing-cycles>
    <meta:editing-duration>PT1H20M38S</meta:editing-duration>
    <dc:creator>Pete Curati</dc:creator>
    <meta:document-statistic meta:table-count="0" meta:image-count="0" meta:object-count="0" meta:page-count="2" meta:paragraph-count="15" meta:word-count="711" meta:character-count="3826" meta:non-whitespace-character-count="3109"/>
    <meta:user-defined meta:name="Info 1"/>
    <meta:user-defined meta:name="Info 2"/>
    <meta:user-defined meta:name="Info 3"/>
    <meta:user-defined meta:name="Info 4"/>
  </office:meta>
</office:document-meta>
</file>